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3pt" officeooo:rsid="0017ad79" officeooo:paragraph-rsid="001ee8d3" style:font-size-asian="13pt" style:font-size-complex="13pt"/>
    </style:style>
    <style:style style:name="P2" style:family="paragraph" style:parent-style-name="Standard">
      <style:paragraph-properties fo:line-height="115%" fo:text-align="center" style:justify-single-word="false"/>
      <style:text-properties fo:font-size="13pt" officeooo:rsid="0017ad79" officeooo:paragraph-rsid="001ee8d3" style:font-size-asian="13pt" style:font-size-complex="13pt"/>
    </style:style>
    <style:style style:name="P3" style:family="paragraph" style:parent-style-name="Standard">
      <style:paragraph-properties fo:line-height="115%" fo:text-align="center" style:justify-single-word="false"/>
      <style:text-properties fo:font-size="13pt" officeooo:rsid="002239d2" officeooo:paragraph-rsid="002239d2" style:font-size-asian="13pt" style:font-size-complex="13pt"/>
    </style:style>
    <style:style style:name="P4" style:family="paragraph" style:parent-style-name="Standard">
      <style:paragraph-properties fo:line-height="115%" fo:text-align="start" style:justify-single-word="false"/>
      <style:text-properties fo:font-size="13pt" officeooo:rsid="002239d2" officeooo:paragraph-rsid="002239d2" style:font-size-asian="13pt" style:font-size-complex="13pt"/>
    </style:style>
    <style:style style:name="P5" style:family="paragraph" style:parent-style-name="Standard">
      <style:paragraph-properties fo:line-height="115%" fo:text-align="start" style:justify-single-word="false"/>
      <style:text-properties fo:font-size="13pt" officeooo:rsid="00269cbb" officeooo:paragraph-rsid="00269cbb" style:font-size-asian="13pt" style:font-size-complex="13pt"/>
    </style:style>
    <style:style style:name="P6" style:family="paragraph" style:parent-style-name="Standard" style:list-style-name="L1">
      <style:paragraph-properties fo:line-height="115%"/>
      <style:text-properties fo:font-size="13pt" officeooo:rsid="0017ad79" officeooo:paragraph-rsid="001ee8d3" style:font-size-asian="13pt" style:font-size-complex="13pt"/>
    </style:style>
    <style:style style:name="P7" style:family="paragraph" style:parent-style-name="Standard" style:list-style-name="L1">
      <style:paragraph-properties fo:line-height="115%"/>
      <style:text-properties fo:font-size="13pt" officeooo:rsid="001ee8d3" officeooo:paragraph-rsid="001ee8d3" style:font-size-asian="13pt" style:font-size-complex="13pt"/>
    </style:style>
    <style:style style:name="P8" style:family="paragraph" style:parent-style-name="Standard" style:list-style-name="L1">
      <style:paragraph-properties fo:line-height="115%"/>
      <style:text-properties fo:font-size="13pt" officeooo:rsid="0018e423" officeooo:paragraph-rsid="001ee8d3" style:font-size-asian="13pt" style:font-size-complex="13pt"/>
    </style:style>
    <style:style style:name="P9" style:family="paragraph" style:parent-style-name="Standard" style:list-style-name="L1">
      <style:paragraph-properties fo:line-height="115%"/>
      <style:text-properties fo:font-size="13pt" officeooo:rsid="0018e423" officeooo:paragraph-rsid="00278790" style:font-size-asian="13pt" style:font-size-complex="13pt"/>
    </style:style>
    <style:style style:name="P10" style:family="paragraph" style:parent-style-name="Standard">
      <style:paragraph-properties fo:line-height="115%" fo:text-align="center" style:justify-single-word="false"/>
      <style:text-properties fo:font-size="13pt" officeooo:rsid="00269cbb" officeooo:paragraph-rsid="00269cbb" style:font-size-asian="13pt" style:font-size-complex="13pt"/>
    </style:style>
    <style:style style:name="P11" style:family="paragraph" style:parent-style-name="Standard">
      <style:paragraph-properties fo:line-height="115%" fo:text-align="start" style:justify-single-word="false"/>
      <style:text-properties fo:font-size="13pt" officeooo:rsid="00269cbb" officeooo:paragraph-rsid="00269cbb" style:font-size-asian="13pt" style:font-size-complex="13pt"/>
    </style:style>
    <style:style style:name="P12" style:family="paragraph" style:parent-style-name="Standard">
      <style:paragraph-properties fo:line-height="115%" fo:text-align="start" style:justify-single-word="false"/>
      <style:text-properties fo:font-size="13pt" officeooo:rsid="00278790" officeooo:paragraph-rsid="00278790" style:font-size-asian="13pt" style:font-size-complex="13pt"/>
    </style:style>
    <style:style style:name="P13" style:family="paragraph" style:parent-style-name="Standard">
      <style:paragraph-properties fo:line-height="115%" fo:text-align="start" style:justify-single-word="false"/>
      <style:text-properties officeooo:paragraph-rsid="00269cbb"/>
    </style:style>
    <style:style style:name="T1" style:family="text">
      <style:text-properties officeooo:rsid="0018e423"/>
    </style:style>
    <style:style style:name="T2" style:family="text">
      <style:text-properties officeooo:rsid="001c0d1f"/>
    </style:style>
    <style:style style:name="T3" style:family="text">
      <style:text-properties officeooo:rsid="001ee8d3"/>
    </style:style>
    <style:style style:name="T4" style:family="text">
      <style:text-properties officeooo:rsid="00255628"/>
    </style:style>
    <style:style style:name="T5" style:family="text">
      <style:text-properties officeooo:rsid="00269cbb"/>
    </style:style>
    <style:style style:name="T6" style:family="text">
      <style:text-properties officeooo:rsid="00278790"/>
    </style:style>
    <style:style style:name="T7" style:family="text">
      <style:text-properties fo:font-size="13pt" officeooo:rsid="00269cbb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0">Game conditions:</text:p>
      <text:p text:style-name="P5"/>
      <text:p text:style-name="P13"><text:span text:style-name="T7">1. The computer will generate 10 x 10 measurements, where vertical or horizontally positioned boats are randomly assigned: 1 for 4 places, 2 for 3 places, 3 for 2 places, 4 for 1 place.</text:span></text:p>
      <text:p text:style-name="P5">2. A player with a coordinate logon must place the location of the boats in the generated field of the flywheel</text:p>
      <text:p text:style-name="P5">3. Every time the player enters the player, he will print the result to see the result in the opponent's field</text:p>
      <text:p text:style-name="P5">4. The coordinates where you will not see a bomb will see the symbol "-"</text:p>
      <text:p text:style-name="P5">5. The coordinate where the bomb falls, but with a flick you will see "o"</text:p>
      <text:p text:style-name="P12">6․<text:span text:style-name="T5">At the coordinate where the rump falls on the ship you will see the symbol "X"</text:span></text:p>
      <text:p text:style-name="P5"><text:span text:style-name="T6">7</text:span>. To check the correct operation of the program, you can see the generated field by using the -1-character symbol</text:p>
      <text:p text:style-name="P5"><text:span text:style-name="T6">8</text:span>. To cancel the game early, press the 0 key</text:p>
      <text:p text:style-name="P5"><text:span text:style-name="T6">9</text:span>. When entering the coordinates, enter with the Enter key / example 2 enter 5 /</text:p>
      <text:p text:style-name="P5">10. The number of coordinates should be within the range of 1-10.</text:p>
      <text:p text:style-name="P4"/>
      <text:p text:style-name="P3"><text:span text:style-name="T5">Խ</text:span>աղի պայմանները</text:p>
      <text:p text:style-name="P1"/>
      <text:list xml:id="list8081630363454323972" text:style-name="L1">
        <text:list-item>
          <text:p text:style-name="P6">Համակարգիչը կգեներացնի 10 x 10 <text:s/>չափանի դաշտ, որտեղ <text:span text:style-name="T4">ուղղահայաց կամ հորիզոնական դիրքով</text:span> տեղակայված կլինեն պատահականության սկզբունքով <text:span text:style-name="T1">նավակները՝ 1 հատ 4տեղ, 2հատ 3տեղ, 3հատ 2տեղ, 4հատ 1 տեղ։</text:span></text:p>
        </text:list-item>
        <text:list-item>
          <text:p text:style-name="P7">Խաղացողը կոորդինատների մուտաքգրումով պետք է գուշակի գեներացված դաշտում տեղակայված նավակների տեղը</text:p>
        </text:list-item>
        <text:list-item>
          <text:p text:style-name="P6">Ամեն անգամ խաղացողի կորդինատները մուտքագրելուց հետո կտպի արդյունքը հակառակորդի դաշտում արդյունքը տեսնելու համա<text:span text:style-name="T3">ր</text:span></text:p>
        </text:list-item>
        <text:list-item>
          <text:p text:style-name="P8">Այն կոորդինատները որտեղ ռումբ ընկած չի լինի կտեսնեք “-” սիմվոլը</text:p>
        </text:list-item>
        <text:list-item>
          <text:p text:style-name="P8">Այն կոորդինատը որտեղ ռումբ ընկած կլինի բայց վրիպումով կտեսնեք “<text:span text:style-name="T3">օ</text:span>”</text:p>
        </text:list-item>
        <text:list-item>
          <text:p text:style-name="P9">Այն կոորդինատը որտեղ ռումը ընկած կլինի նավի վրա <text:span text:style-name="T3">կտեսնեք </text:span>“X” սիմվոլը, </text:p>
        </text:list-item>
        <text:list-item>
          <text:p text:style-name="P6">Ծրագրի ճիշտ աշխատանքի ստուգման համար -<text:span text:style-name="T3">1</text:span> <text:span text:style-name="T3">սիմվոլով</text:span> կարող եք տեսնել համակարգչի կողմից գեներացված դաշտը</text:p>
        </text:list-item>
        <text:list-item>
          <text:p text:style-name="P8">Խաղը ժամանակից շուտ ընդհատելու համար սեղմեք <text:span text:style-name="T3">0</text:span> ստեղնը</text:p>
        </text:list-item>
        <text:list-item>
          <text:p text:style-name="P8">Կոորդինատները մուտք անելիս առանձնացրեք enter կոճակով /<text:span text:style-name="T2">օրինակ 2 enter <text:s/>5</text:span>/</text:p>
        </text:list-item>
        <text:list-item>
          <text:p text:style-name="P8">Կոորդինատների թիվը պետք է ընկած լինի <text:span text:style-name="T3">1</text:span>-<text:span text:style-name="T3">10</text:span> միջակայքում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398in" fo:margin-right="0.52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3:00:46.621557602</meta:creation-date>
    <dc:date>2019-03-02T21:36:59.238667612</dc:date>
    <meta:editing-duration>PT20M1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316" meta:character-count="1853" meta:non-whitespace-character-count="1566"/>
  </office:meta>
</office:document-meta>
</file>